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388" officeooo:paragraph-rsid="0010f388"/>
    </style:style>
    <style:style style:name="P2" style:family="paragraph" style:parent-style-name="Standard">
      <style:text-properties officeooo:rsid="001312ce" officeooo:paragraph-rsid="001312ce"/>
    </style:style>
    <style:style style:name="P3" style:family="paragraph" style:parent-style-name="Standard">
      <style:text-properties officeooo:rsid="00139f6c" officeooo:paragraph-rsid="00139f6c"/>
    </style:style>
    <style:style style:name="T1" style:family="text">
      <style:text-properties officeooo:rsid="0012549b"/>
    </style:style>
    <style:style style:name="T2" style:family="text">
      <style:text-properties officeooo:rsid="0013c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relación entre Facultad y Carrera, así como entre Carrera y Asignatura, creo que se puede considerar como una agregación. <text:span text:style-name="T1">Porque</text:span> una Facultad puede tener varias Carreras, y una Carrera puede tener varias Asignaturas, pero la existencia de las Carreras y Asignaturas no depende exclusivamente de la Facultad o Carrera para su existencia. </text:p>
      <text:p text:style-name="P1"/>
      <text:p text:style-name="P1">La relación entre Carrera y Matrícula, así como entre Asignatura y Matrícula, <text:span text:style-name="T1">creo que se puede </text:span>considerar como una composición. <text:span text:style-name="T1">Ya </text:span>que una Matrícula está fuertemente asociada con una Carrera o Asignatura, y su existencia depende de la Carrera o Asignatura. Si la Carrera o Asignatura se elimina, también se eliminan las Matrículas asociadas. </text:p>
      <text:p text:style-name="P1"/>
      <text:p text:style-name="P1">La relación entre Matrícula y Alumno <text:span text:style-name="T1">creo que </text:span>se puede considerar como una asociación, ya que un Alumno puede tener varias Matrículas, y una Matrícula está asociada con un Alumno.</text:p>
      <text:p text:style-name="P1"/>
      <text:p text:style-name="P2">Todo esto es basándome en lo que aprendimos en base de datos</text:p>
      <text:p text:style-name="P2"/>
      <text:p text:style-name="P2"/>
      <text:p text:style-name="P2"/>
      <text:p text:style-name="P2"/>
      <text:p text:style-name="P3">En la clase Matrícula, el atributo Estado lo he declarado como boolean porque la matrícula <text:span text:style-name="T2">puede</text:span> estar aprobada o no, es decir, true o fal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09:05:27.063000000</meta:creation-date>
    <dc:date>2024-03-11T09:18:18.020000000</dc:date>
    <meta:editing-duration>PT12M51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174" meta:character-count="1063" meta:non-whitespace-character-count="892"/>
  </office:meta>
</office:document-meta>
</file>